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#ffffff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4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center" fo:margin-bottom="6.00pt"/>
    </style:style>
    <style:style style:name="P3" style:family="paragraph">
      <style:paragraph-properties fo:line-height="150.00%" fo:text-align="left" fo:margin-bottom="6.00pt"/>
    </style:style>
    <style:style style:name="P4" style:family="paragraph">
      <style:paragraph-properties fo:line-height="150.00%" fo:text-align="right" fo:margin-bottom="6.00pt"/>
    </style:style>
    <style:style style:name="P5" style:family="paragraph">
      <style:paragraph-properties fo:line-height="150.00%" fo:text-align="center" fo:margin-bottom="6.00pt"/>
    </style:style>
    <style:style style:name="P6" style:family="paragraph">
      <style:paragraph-properties fo:line-height="150.00%" fo:text-align="justify" fo:margin-bottom="12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50.00%" fo:text-align="center"/>
    </style:style>
    <style:style style:name="P9" style:family="paragraph">
      <style:paragraph-properties fo:line-height="150.00%" fo:text-align="lef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50.00%" fo:text-align="left"/>
    </style:style>
  </office:automatic-styles>
  <office:body>
    <office:text>
      <text:p text:style-name="P1"><text:span text:style-name="T1">МІНІСТЕРСТВО ОСВІТИ І НАУКИ УКРАЇНИ</text:span></text:p>
      <text:p text:style-name="P1"><text:span text:style-name="T1">НАЦІОНАЛЬНИЙ ПОЛІТЕХНІЧНИЙ УНІВЕРСИТЕТ</text:span></text:p>
      <text:p text:style-name="P1"><text:span text:style-name="T1">Інститут комп'ютерних систем</text:span></text:p>
      <text:p text:style-name="P2"><text:span text:style-name="T1">Кафедра інформаційних систем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Протокол</text:span></text:p>
      <text:p text:style-name="P2"><text:span text:style-name="T3">Лабораторної роботи<text:s/></text:span><text:span text:style-name="T4">№</text:span><text:span text:style-name="T5">9</text:span></text:p>
      <text:p text:style-name="P2"><text:span text:style-name="T6"><text:s/></text:span><text:span text:style-name="T7">За дисципліною:<text:s/></text:span><text:span text:style-name="T8">«</text:span><text:span text:style-name="T9">Програмування мобільних пристроїв</text:span><text:span text:style-name="T10">»</text:span></text:p>
      <text:p text:style-name="P2"><text:span text:style-name="T10"><text:s/></text:span><text:span text:style-name="T11">Тема:<text:s/></text:span><text:span text:style-name="T12">«</text:span><text:span text:style-name="T13">Розробка мобільного додатку, частина 2</text:span><text:span text:style-name="T14">»</text:span></text:p>
      <text:p text:style-name="P3"><text:span text:style-name="T15"><text:s/></text:span></text:p>
      <text:p text:style-name="P3"><text:span text:style-name="T16"/></text:p>
      <text:p text:style-name="P4"><text:span text:style-name="T16"/></text:p>
      <text:p text:style-name="P4"><text:span text:style-name="T16"/></text:p>
      <text:p text:style-name="P4"><text:span text:style-name="T17">Виконав:</text:span></text:p>
      <text:p text:style-name="P4"><text:span text:style-name="T17">Студент групи АІ-181</text:span></text:p>
      <text:p text:style-name="P4"><text:span text:style-name="T17">Аврамов Вадим</text:span></text:p>
      <text:p text:style-name="P4"><text:span text:style-name="T17">Перевірив:</text:span></text:p>
      <text:p text:style-name="P4"><text:span text:style-name="T17">Смик С.Ю.</text:span></text:p>
      <text:p text:style-name="P4"><text:span text:style-name="T18"/></text:p>
      <text:p text:style-name="P4"><text:span text:style-name="T18"/></text:p>
      <text:p text:style-name="P5"><text:span text:style-name="T19">Одеса 2021</text:span></text:p>
      <text:p text:style-name="P5"><text:span text:style-name="T20"/></text:p>
      <text:p text:style-name="P6"><text:span text:style-name="T20"/></text:p>
      <text:p text:style-name="P6"><text:span text:style-name="T21">Тема: Розробка мобільного додатку, частина 2.</text:span></text:p>
      <text:p text:style-name="P6"><text:span text:style-name="T22">Ціль роботи:<text:s/></text:span><text:span text:style-name="T23">продовжити розробку мобільного додатку</text:span></text:p>
      <text:p text:style-name="P6"><text:span text:style-name="T24">Завдання:</text:span></text:p>
      <text:list text:style-name="L7">
        <text:list-item>
          <text:p text:style-name="P7"><text:span text:style-name="T25">Створити та налаштувати Splash-Activity.</text:span></text:p>
        </text:list-item>
        <text:list-item>
          <text:p text:style-name="P7"><text:span text:style-name="T26">C</text:span><text:span text:style-name="T27">творити в додатку роботу з геолокацією за допомогою Google API.<text:s/></text:span><text:span text:style-name="T28"><text:s/></text:span></text:p>
        </text:list-item>
        <text:list-item>
          <text:p text:style-name="P7"><text:span text:style-name="T29"/></text:p>
        </text:list-item>
      </text:list>
      <text:p text:style-name="P8"><text:span text:style-name="T30">Хід роботи:</text:span></text:p>
      <text:p text:style-name="P9"><draw:frame text:anchor-type="as-char" svg:width="61.65mm" svg:height="110.07mm" style:rel-width="scale" style:rel-height="scale"><draw:object-ole xlink:href="OleObj1"/><draw:image xlink:href="ObjectReplacements/OleObj1"/></draw:frame><text:span text:style-name="T32">За вказівками із методичних рекомендацій (</text:span><text:a xlink:href="https://pnit.gitbook.io/android/labs/laboratornaya-rabota-9"><text:span text:style-name="T33">https://pnit.gitbook.io/android/labs/laboratornaya-rabota-9</text:span></text:a><text:span text:style-name="T34">), створюємо Activity Splash-єкрану, що відображається при запуску додатку:</text:span></text:p>
      <text:p text:style-name="P9"><draw:frame text:anchor-type="as-char" svg:width="158.49mm" svg:height="58.21mm" style:rel-width="scale" style:rel-height="scale"><draw:object-ole xlink:href="OleObj2"/><draw:image xlink:href="ObjectReplacements/OleObj2"/></draw:frame><text:span text:style-name="T36">Для роботи із Google API було згенеровано ключ:</text:span></text:p>
      <text:p text:style-name="P10"><text:span text:style-name="T37"><text:s/></text:span></text:p>
      <text:p text:style-name="P10"><text:span text:style-name="T38"/></text:p>
      <text:p text:style-name="P11"><text:span text:style-name="T39">Завдяки сервісу додаток зміг визначити поточне положення та перетворити дані геопозиції на зрозумілу для користувача адресу.</text:span></text:p>
      <text:p text:style-name="P11"><draw:frame text:anchor-type="as-char" svg:width="75.14mm" svg:height="121.18mm" style:rel-width="scale" style:rel-height="scale"><draw:object-ole xlink:href="OleObj3"/><draw:image xlink:href="ObjectReplacements/OleObj3"/></draw:frame><text:span text:style-name="T40"/></text:p>
      <text:p text:style-name="P11"><text:span text:style-name="T41">Висновок</text:span></text:p>
      <text:p text:style-name="P11"><text:span text:style-name="T42">В ході виконання лабораторної роботи отримані навички створення початкових екранів для мобільних додатків та роботи з Google API та геолокацією.</text:span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